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text-properties officeooo:rsid="001ee9fd" officeooo:paragraph-rsid="001ee9fd"/>
    </style:style>
    <style:style style:name="P3" style:family="paragraph" style:parent-style-name="Heading_20_2">
      <style:text-properties officeooo:paragraph-rsid="004793c4"/>
    </style:style>
    <style:style style:name="P4" style:family="paragraph" style:parent-style-name="Text_20_body" style:list-style-name="L1">
      <style:text-properties officeooo:rsid="003f6e2c" officeooo:paragraph-rsid="004793c4"/>
    </style:style>
    <style:style style:name="P5" style:family="paragraph" style:parent-style-name="Text_20_body" style:list-style-name="L1">
      <style:text-properties officeooo:paragraph-rsid="004793c4"/>
    </style:style>
    <style:style style:name="P6" style:family="paragraph" style:parent-style-name="Text_20_body" style:list-style-name="L1">
      <style:text-properties officeooo:paragraph-rsid="004a3353"/>
    </style:style>
    <style:style style:name="P7" style:family="paragraph" style:parent-style-name="Text_20_body">
      <style:text-properties officeooo:rsid="002254b5" officeooo:paragraph-rsid="0022b2f1"/>
    </style:style>
    <style:style style:name="P8" style:family="paragraph" style:parent-style-name="Text_20_body">
      <style:text-properties officeooo:rsid="0022b2f1" officeooo:paragraph-rsid="003cafdc"/>
    </style:style>
    <style:style style:name="P9" style:family="paragraph" style:parent-style-name="Text_20_body">
      <style:text-properties officeooo:rsid="002e9dbd" officeooo:paragraph-rsid="002e9dbd"/>
    </style:style>
    <style:style style:name="P10" style:family="paragraph" style:parent-style-name="Text_20_body" style:list-style-name="L2">
      <style:paragraph-properties fo:line-height="100%"/>
      <style:text-properties officeooo:rsid="002e9dbd" officeooo:paragraph-rsid="002e9dbd"/>
    </style:style>
    <style:style style:name="P11" style:family="paragraph" style:parent-style-name="Text_20_body">
      <style:paragraph-properties fo:line-height="100%"/>
      <style:text-properties officeooo:paragraph-rsid="002ffeab"/>
    </style:style>
    <style:style style:name="T1" style:family="text">
      <style:text-properties officeooo:rsid="004937a2"/>
    </style:style>
    <style:style style:name="T2" style:family="text">
      <style:text-properties officeooo:rsid="0044e0d4"/>
    </style:style>
    <style:style style:name="T3" style:family="text">
      <style:text-properties officeooo:rsid="0048878f"/>
    </style:style>
    <style:style style:name="T4" style:family="text">
      <style:text-properties officeooo:rsid="003f6e2c"/>
    </style:style>
    <style:style style:name="T5" style:family="text">
      <style:text-properties officeooo:rsid="00421d27"/>
    </style:style>
    <style:style style:name="T6" style:family="text">
      <style:text-properties officeooo:rsid="0042ba0b"/>
    </style:style>
    <style:style style:name="T7" style:family="text">
      <style:text-properties fo:font-variant="normal" fo:text-transform="none" fo:color="#bfbfbf" loext:opacity="100%" fo:letter-spacing="normal" officeooo:rsid="0042ba0b"/>
    </style:style>
    <style:style style:name="T8" style:family="text">
      <style:text-properties officeooo:rsid="0022b2f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7d969"/>
    </style:style>
    <style:style style:name="T11" style:family="text">
      <style:text-properties officeooo:rsid="002934ba"/>
    </style:style>
    <style:style style:name="T12" style:family="text">
      <style:text-properties officeooo:rsid="002c14e9"/>
    </style:style>
    <style:style style:name="T13" style:family="text">
      <style:text-properties officeooo:rsid="00241fcb"/>
    </style:style>
    <style:style style:name="T14" style:family="text">
      <style:text-properties officeooo:rsid="003e965a"/>
    </style:style>
    <style:style style:name="T15" style:family="text">
      <style:text-properties officeooo:rsid="0026536b"/>
    </style:style>
    <style:style style:name="T16" style:family="text">
      <style:text-properties officeooo:rsid="002ffeab"/>
    </style:style>
    <style:style style:name="T17" style:family="text">
      <style:text-properties officeooo:rsid="0030e336"/>
    </style:style>
    <style:style style:name="T18" style:family="text">
      <style:text-properties officeooo:rsid="00489b1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uilding MIDI styles for Yamaha from scratch</text:h>
      <text:p text:style-name="P1"><text:span text:style-name="T1">Thursday </text:span>17/07/2025</text:p>
      <text:p text:style-name="P2">Before we dive deep, here are a few links to primer your MIDI knowledge:</text:p>
      <text:p text:style-name="P2"><text:a xlink:type="simple" xlink:href="https://usa.yamaha.com/files/download/other_assets/3/314193/midi_basics_en_v10a.pdf" text:style-name="Internet_20_link" text:visited-style-name="Visited_20_Internet_20_Link">MIDI basics</text:a></text:p>
      <text:p text:style-name="P2"><text:span text:style-name="T2">Mine is a</text:span> Yamaha PSR-E473, but we’ll be creating model-generic style files targeting General MIDI.<text:line-break/>However here are the reference guides for PSR-E473:</text:p>
      <text:p text:style-name="P2"><text:a xlink:type="simple" xlink:href="https://jp.yamaha.com/files/download/other_assets/4/1544204/psre473_en_fr_es_de_ja_dl_b0.pdf" text:style-name="Internet_20_link" text:visited-style-name="Visited_20_Internet_20_Link">PSR-E473 Data List</text:a><text:line-break/><text:a xlink:type="simple" xlink:href="https://jp.yamaha.com/files/download/other_assets/3/1544203/psre473_en_rm_a0.pdf" text:style-name="Internet_20_link" text:visited-style-name="Visited_20_Internet_20_Link">PSR-E473 Reference manual</text:a></text:p>
      <text:h text:style-name="P3" text:outline-level="2">What we need?</text:h>
      <text:list text:style-name="L1">
        <text:list-item>
          <text:p text:style-name="P4">A midi sequencer like <text:a xlink:type="simple" xlink:href="https://muse-sequencer.github.io/" text:style-name="Internet_20_link" text:visited-style-name="Visited_20_Internet_20_Link">MuSE Sequencer</text:a></text:p>
        </text:list-item>
        <text:list-item>
          <text:p text:style-name="P5"><text:span text:style-name="T3">Midi to style converter <text:s/>- </text:span><text:a xlink:type="simple" xlink:href="http://www.jososoft.dk/yamaha/software/midi2style/index.htm" text:style-name="Internet_20_link" text:visited-style-name="Visited_20_Internet_20_Link"><text:span text:style-name="T4">midi2style</text:span></text:a></text:p>
        </text:list-item>
        <text:list-item>
          <text:p text:style-name="P6"><text:span text:style-name="T5">General MIDI soundfont for desktop </text:span><text:span text:style-name="T6">playback like </text:span><text:a xlink:type="simple" xlink:href="https://musical-artifacts.com/artifacts/713/gm.sf2" text:style-name="Internet_20_link" text:visited-style-name="Visited_20_Internet_20_Link"><text:span text:style-name="T6">windows gm.sf2</text:span></text:a><text:span text:style-name="T6"> </text:span><text:span text:style-name="T7">📥</text:span></text:p>
        </text:list-item>
      </text:list>
      <text:h text:style-name="Heading_20_2" text:outline-level="2">Basic theory</text:h>
      <text:p text:style-name="P7"><text:span text:style-name="T8">MIDI</text:span> is analogous to the text in a document – its just data about something. The document viewer renders the text using fonts, colours and other formatting, like how a synthesizer (could be software or hardware) plays this MIDI file using its own tones/voices and other configurations. </text:p>
      <text:p text:style-name="P8">Speaking about fonts, ‘<text:span text:style-name="T9">soundfonts</text:span>’ are exactly that, these are a <text:span text:style-name="T10">file </text:span>format <text:span text:style-name="T11">(.sf2)</text:span> for note sounds similar to <text:span text:style-name="T12">how </text:span>text fonts <text:span text:style-name="T12">work </text:span>for text characters. Soundfonts can be used with a software synthesizer to produce music and render it to an audio file. </text:p>
      <text:p text:style-name="P8">But unfortunately, MIDI files can’t embed audio information, just the note data. <text:span text:style-name="T13">On the other hand your hardware synthesizer/</text:span><text:span text:style-name="T14">keyboard</text:span><text:span text:style-name="T13"> will have its own sound engine that can render midi data and produce </text:span><text:span text:style-name="T15">sound</text:span><text:span text:style-name="T13">.</text:span></text:p>
      <text:p text:style-name="P9">MIDI comes in various flavours depending on the vendor that supports this format. Mainly there are:</text:p>
      <text:list text:style-name="L2">
        <text:list-item>
          <text:p text:style-name="P10">General MIDI (Universal Standard)</text:p>
        </text:list-item>
        <text:list-item>
          <text:p text:style-name="P10">General MIDI 2 (Slightly advanced General MIDI - Universal Standard)</text:p>
        </text:list-item>
      </text:list>
      <text:p text:style-name="P9">And vendor specific standards like</text:p>
      <text:list text:continue-numbering="true" text:style-name="L2">
        <text:list-item>
          <text:p text:style-name="P10">XG (Yamaha standard)</text:p>
        </text:list-item>
        <text:list-item>
          <text:p text:style-name="P10">XGLite (Yamaha standard)</text:p>
        </text:list-item>
      </text:list>
      <text:p text:style-name="P11"><text:span text:style-name="T16">In this project, we’ll go with General MIDI </text:span><text:span text:style-name="T17">as it is much easier to work with.</text:span></text:p>
      <text:h text:style-name="Heading_20_2" text:outline-level="2">Creating <text:span text:style-name="T18">a MIDI file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9T22:32:40.181970221</meta:creation-date>
    <dc:date>2025-07-18T23:17:03.781322690</dc:date>
    <meta:editing-duration>PT2H53M26S</meta:editing-duration>
    <meta:editing-cycles>39</meta:editing-cycles>
    <meta:generator>LibreOffice/25.2.0.3$Linux_X86_64 LibreOffice_project/e1cf4a87eb02d755bce1a01209907ea5ddc8f069</meta:generator>
    <meta:document-statistic meta:table-count="0" meta:image-count="0" meta:object-count="0" meta:page-count="1" meta:paragraph-count="22" meta:word-count="271" meta:character-count="1633" meta:non-whitespace-character-count="1387"/>
  </office:meta>
</office:document-meta>
</file>